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/>
    <style:font-face style:name="arial" svg:font-family="arial, sans-serif"/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3" style:family="paragraph" style:parent-style-name="Standard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2" style:family="text">
      <style:text-properties fo:color="#212121" style:font-name="inherit" fo:font-size="21.75pt" fo:language="en" fo:country="none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stract :</text:p>
      <text:p text:style-name="P3"/>
      <text:p text:style-name="P2">Real-time graphical rendering algorithms consist in generating synthesis numerical images, which are calculated and displayed fast enough(~ 10ms/image) to make the illusion of continuity on human eye. Their goal is mainly to create interactive simulations for users.</text:p>
      <text:p text:style-name="P2">The desired temporal performances are making algorithms numerous and complex.</text:p>
      <text:p text:style-name="P2">I have limited my work on rendering simple 3-dimensional uniforms grid, based on height-maps, to simulate a terrain. Despite their apparent simplicity, height-maps already presents number of technicals aspects, which are the center of this study.</text:p>
      <text:p text:style-name="P2">This TIPE will describes their rendering process, the data-structures used to store them in memory, and a brief study on procedural height-maps generation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/>
    <style:font-face style:name="arial" svg:font-family="arial, sans-serif"/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main PEREIRA</meta:initial-creator>
    <meta:creation-date>2017-05-25T19:08:38.49</meta:creation-date>
    <dc:date>2017-06-05T17:56:55.39</dc:date>
    <dc:creator>Romain PEREIRA</dc:creator>
    <meta:editing-duration>PT10H5M49S</meta:editing-duration>
    <meta:editing-cycles>246</meta:editing-cycles>
    <meta:generator>OpenOffice/4.1.3$Win32 OpenOffice.org_project/413m1$Build-9783</meta:generator>
    <meta:document-statistic meta:table-count="0" meta:image-count="0" meta:object-count="0" meta:page-count="1" meta:paragraph-count="5" meta:word-count="108" meta:character-count="754"/>
  </office:meta>
</office:document-meta>
</file>